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text-indent="0cm" style:auto-text-indent="false" style:writing-mode="lr-tb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</style:style>
    <style:style style:name="P4" style:family="paragraph" style:parent-style-name="Text_20_body" style:list-style-name="L1">
      <style:paragraph-properties fo:margin-left="0cm" fo:margin-right="0cm" fo:text-align="start" style:justify-single-word="false" fo:text-indent="0cm" style:auto-text-indent="false" style:writing-mode="lr-tb"/>
    </style:style>
    <style:style style:name="P5" style:family="paragraph" style:parent-style-name="Text_20_body" style:list-style-name="L2">
      <style:paragraph-properties fo:margin-left="0cm" fo:margin-right="0cm" fo:margin-top="0cm" fo:margin-bottom="0.247cm" style:contextual-spacing="false" fo:text-indent="0cm" style:auto-text-indent="false"/>
    </style:style>
    <style:style style:name="T1" style:family="text">
      <style:text-properties fo:background-color="#ffcf35" loext:char-shading-value="0"/>
    </style:style>
    <style:style style:name="T2" style:family="text">
      <style:text-properties fo:background-color="#ffffff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sta tarea se realizará por parejas y tendrá un peso del <text:span text:style-name="T1">20% del valor total de la UD1</text:span></text:p>
      <text:p text:style-name="P2">1. Cada miembro de la pareja averiguará la IP de su propio equipo y se la comunicará a su compañero/a. Se obtendrá una <text:span text:style-name="T1">captura de pantalla d</text:span><text:span text:style-name="T2">onde se aprecie el comando con el que se ha obtenido la IP y la propia IP </text:span><text:span text:style-name="Strong_20_Emphasis"><text:span text:style-name="T2">(1 punto)</text:span></text:span></text:p>
      <text:p text:style-name="P2">2. Cada miembro de la pareja generará un documento sencillo HTML5 <text:span text:style-name="Strong_20_Emphasis">tarea1.php </text:span>con un script PHP intercalado con al menos una variable y al menos una instrucción <text:span text:style-name="Strong_20_Emphasis">echo </text:span>que muestre esa variable concatenado con una cadena de texto. <text:span text:style-name="Strong_20_Emphasis">(1,5 puntos) </text:span>El documento <text:span text:style-name="Strong_20_Emphasis">tarea1.php </text:span>deberá situarse dentro de una subcarpeta de la carpeta <text:span text:style-name="Strong_20_Emphasis">htdocs </text:span>de la instalación local de XAMPP,  Deberá entregarse el documento<text:span text:style-name="Strong_20_Emphasis"> tarea1.php</text:span> y mostrar <text:span text:style-name="T1">una captura de la ubicación del fichero. </text:span><text:span text:style-name="Strong_20_Emphasis"><text:span text:style-name="T2">(0,5 puntos)</text:span></text:span></text:p>
      <text:p text:style-name="P2">3. Cada miembro de la pareja informará de la ubicación del archivo al otro miembro.</text:p>
      <text:p text:style-name="P2">4. Cada miembro de la pareja abrirá su archivo <text:span text:style-name="Strong_20_Emphasis">tarea1.php</text:span> en VS Code, establecerá un punto de ruptura en la primera instrucción PHP del documento. Se obtendrá<text:span text:style-name="T1"> captura de pantalla. (</text:span><text:span text:style-name="Strong_20_Emphasis"><text:span text:style-name="T2">0,5 puntos)</text:span></text:span></text:p>
      <text:p text:style-name="P2">5. Cada miembro de la pareja arrancará el depurador de VS Code. (<text:span text:style-name="Strong_20_Emphasis">0,5 puntos)</text:span></text:p>
      <text:p text:style-name="P2">6. Una vez realizado el paso anterior, cada miembro de la pareja creará la URL para acceder con un navegador al archivo del compañero. Se creará una <text:span text:style-name="T1">captura de pantalla c</text:span>on la URL del navegador.<text:span text:style-name="Strong_20_Emphasis"> (1 punto)</text:span></text:p>
      <text:p text:style-name="P2">7. Cada miembro de la pareja deberá verificar si el depurador se detiene en la línea donde se estableció el punto de ruptura y avanzará instrucción a instrucción mostrando el contenido de la variable en el la sección de variables del depurador. Se obtendrá <text:span text:style-name="T1">captura de pantalla de cada instrucción PHP</text:span> en<text:span text:style-name="Strong_20_Emphasis"> tarea1.php</text:span> en la que se detenga el depurador, resaltando la variable y su valor. <text:span text:style-name="Strong_20_Emphasis">(3 puntos)</text:span></text:p>
      <text:p text:style-name="P2">8. Se <text:span text:style-name="T1">capturará la página visible </text:span>en el navegador, una vez que el servidor web sirve la página resultado <text:span text:style-name="Strong_20_Emphasis">(0,5 puntos)</text:span></text:p>
      <text:p text:style-name="P2"><text:span text:style-name="Strong_20_Emphasis">INSTRUCCIONES DE ENTREGA</text:span></text:p>
      <text:p text:style-name="P2">Se creará un único documento en <text:span text:style-name="Strong_20_Emphasis">formato PDF</text:span> con:</text:p>
      <text:list text:style-name="L1">
        <text:list-item>
          <text:p text:style-name="P3">Una portada con el nombre de la tarea, del módulo, del ciclo y los nombres de los dos miembros <text:span text:style-name="Strong_20_Emphasis">(0,5 puntos, misma puntuación para los 2 miembros de la pareja)</text:span></text:p>
        </text:list-item>
        <text:list-item>
          <text:p text:style-name="P3">Un índice del contenido del documento <text:span text:style-name="Strong_20_Emphasis">(1 punto  misma puntuación para los 2 miembros de la pareja)</text:span></text:p>
        </text:list-item>
        <text:list-item>
          <text:p text:style-name="P3">Pasos del 1-8 de un miembro con las 5 capturas + 1 captura por cada instrucción PHP en el depurador resaltando la variable y su valor.</text:p>
        </text:list-item>
        <text:list-item>
          <text:p text:style-name="P4">Pasos del 1-8 del otro miembro con las 5 capturas + 1 captura por cada instrucción PHP en el depurador resaltando la variable y su valor.</text:p>
        </text:list-item>
      </text:list>
      <text:p text:style-name="P1">Cada miembro de la pareja entregará:</text:p>
      <text:list text:style-name="L2">
        <text:list-item>
          <text:p text:style-name="P5">una copia del mismo documento PDF</text:p>
        </text:list-item>
        <text:list-item>
          <text:p text:style-name="P5">su propio archivo<text:span text:style-name="Strong_20_Emphasis"> tarea1.php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3:24:38.615000000</meta:creation-date>
    <dc:date>2024-01-15T13:24:40.825000000</dc:date>
    <meta:editing-duration>PT2S</meta:editing-duration>
    <meta:editing-cycles>1</meta:editing-cycles>
    <meta:document-statistic meta:table-count="0" meta:image-count="0" meta:object-count="0" meta:page-count="1" meta:paragraph-count="18" meta:word-count="458" meta:character-count="2544" meta:non-whitespace-character-count="2108"/>
    <meta:generator>LibreOffice/7.6.4.1$Windows_X86_64 LibreOffice_project/e19e193f88cd6c0525a17fb7a176ed8e6a3e2aa1</meta:generator>
  </office:meta>
</office:document-meta>
</file>